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table:style-name="ce5" office:value-type="string">
            <text:p>onque</text:p>
          </table:table-cell>
          <table:table-cell table:style-name="ce5"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table:style-name="ce5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table:style-name="ce5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table:style-name="ce5" office:value-type="string">
            <text:p>abatre</text:p>
          </table:table-cell>
          <table:table-cell table:style-name="ce5"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table:style-name="ce5"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table:style-name="ce5"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table:style-name="ce5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table:style-name="ce5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table:style-name="ce5"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table:style-name="ce5"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table:style-name="ce5"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table:style-name="ce5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table:style-name="ce5"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5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5" office:value-type="string">
            <text:p>en1</text:p>
          </table:table-cell>
          <table:table-cell table:style-name="ce5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table:style-name="ce5"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table:style-name="ce5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5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5" office:value-type="string">
            <text:p>conte1</text:p>
          </table:table-cell>
          <table:table-cell table:style-name="ce5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table:style-name="ce5" office:value-type="string">
            <text:p>referir2</text:p>
          </table:table-cell>
          <table:table-cell table:style-name="ce5"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table:style-name="ce5"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5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table:style-name="ce5"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table:style-name="ce5" office:value-type="string">
            <text:p>i2</text:p>
          </table:table-cell>
          <table:table-cell table:style-name="ce5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5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table:style-name="ce5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table:style-name="ce5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5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table:style-name="ce5"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style-name="ce2" table:number-columns-repeated="3"/>
          <table:table-cell table:number-columns-repeated="2"/>
          <table:table-cell table:style-name="ce2" table:number-columns-repeated="7"/>
          <table:table-cell table:style-name="ce2" office:value-type="string">
            <text:p>L[ui] a ? Donc deux lemmes ?</text:p>
          </table:table-cell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5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table:style-name="ce5"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table:style-name="ce5" office:value-type="string">
            <text:p>escu</text:p>
          </table:table-cell>
          <table:table-cell table:style-name="ce5"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table:style-name="ce5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5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table:style-name="ce5" office:value-type="string">
            <text:p>tot</text:p>
          </table:table-cell>
          <table:table-cell table:style-name="ce5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table:style-name="ce5"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5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table:style-name="ce5"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table:style-name="ce5"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table:style-name="ce5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table:style-name="ce5"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table:style-name="ce5"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style-name="ce2" table:number-columns-repeated="3"/>
          <table:table-cell table:number-columns-repeated="2"/>
          <table:table-cell table:style-name="ce2" table:number-columns-repeated="7"/>
          <table:table-cell table:style-name="ce2" office:value-type="string">
            <text:p>« l'a » donc deux lemmes ?</text:p>
          </table:table-cell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table:style-name="ce5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office:value-type="string">
            <text:p>a3+le</text:p>
          </table:table-cell>
          <table:table-cell table:style-name="ce5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table:style-name="ce5"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5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table:style-name="ce5" office:value-type="string">
            <text:p>ferir</text:p>
          </table:table-cell>
          <table:table-cell table:style-name="ce5"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style-name="ce5" office:value-type="string">
            <text:p>de+le</text:p>
          </table:table-cell>
          <table:table-cell table:style-name="ce5"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5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table:style-name="ce5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table:style-name="ce5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table:style-name="ce5"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5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table:style-name="ce5"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5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table:style-name="ce5" office:value-type="string">
            <text:p>doner</text:p>
          </table:table-cell>
          <table:table-cell table:style-name="ce5"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table:style-name="ce5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table:style-name="ce5"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4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table:style-name="ce5"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table:style-name="ce5"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5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table:style-name="ce5" office:value-type="string">
            <text:p>desoz</text:p>
          </table:table-cell>
          <table:table-cell table:style-name="ce5"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table:style-name="ce5"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table:style-name="ce5" office:value-type="string">
            <text:p>tot</text:p>
          </table:table-cell>
          <table:table-cell table:style-name="ce5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table:style-name="ce5"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5" office:value-type="string">
            <text:p>conte1</text:p>
          </table:table-cell>
          <table:table-cell table:style-name="ce5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table:style-name="ce5"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5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table:style-name="ce5"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table:style-name="ce5"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Tout</text:p>
          </table:table-cell>
          <table:table-cell table:style-name="ce5"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i</text:p>
          </table:table-cell>
          <table:table-cell table:style-name="ce5" office:value-type="string">
            <text:p>i2</text:p>
          </table:table-cell>
          <table:table-cell table:style-name="ce5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3">
          <table:table-cell table:style-name="ce2"/>
          <table:table-cell table:style-name="ce2" office:value-type="string">
            <text:p>sa</text:p>
          </table:table-cell>
          <table:table-cell table:style-name="ce5" office:value-type="string">
            <text:p>son4</text:p>
          </table:table-cell>
          <table:table-cell table:style-name="ce5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vertu</text:p>
          </table:table-cell>
          <table:table-cell table:number-columns-repeated="2" table:style-name="ce5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son</text:p>
          </table:table-cell>
          <table:table-cell table:style-name="ce5" office:value-type="string">
            <text:p>son4</text:p>
          </table:table-cell>
          <table:table-cell table:style-name="ce5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table:style-name="ce5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bien</text:p>
          </table:table-cell>
          <table:table-cell table:style-name="ce5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Delez</text:p>
          </table:table-cell>
          <table:table-cell table:style-name="ce5"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3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5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number-columns-repeated="2" table:style-name="ce2" office:value-type="string">
            <text:p>senestre</text:p>
          </table:table-cell>
          <table:table-cell table:style-name="ce5"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3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5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table:style-name="ce5"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enz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table:style-name="ce5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eschine</text:p>
          </table:table-cell>
          <table:table-cell table:style-name="ce5" office:value-type="string">
            <text:p>eschine</text:p>
          </table:table-cell>
          <table:table-cell table:style-name="ce5"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4"/>
          <table:table-cell table:style-name="ce2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4"/>
          <table:table-cell table:style-name="ce2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table:style-name="ce5"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poi</text:p>
          </table:table-cell>
          <table:table-cell table:style-name="ce5" office:value-type="string">
            <text:p>poi</text:p>
          </table:table-cell>
          <table:table-cell table:style-name="ce5"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que</text:p>
          </table:table-cell>
          <table:table-cell table:style-name="ce5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table:style-name="ce5"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ne</text:p>
          </table:table-cell>
          <table:table-cell table:style-name="ce5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li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sunt</text:p>
          </table:table-cell>
          <table:table-cell table:style-name="ce5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3">
          <table:table-cell table:style-name="ce2"/>
          <table:table-cell table:number-columns-repeated="2" table:style-name="ce2" office:value-type="string">
            <text:p>hors</text:p>
          </table:table-cell>
          <table:table-cell table:style-name="ce5"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table:style-name="ce5"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Mes</text:p>
          </table:table-cell>
          <table:table-cell table:style-name="ce5"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4"/>
          <table:table-cell table:style-name="ce2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3">
          <table:table-cell table:style-name="ce2"/>
          <table:table-cell table:style-name="ce2" office:value-type="string">
            <text:p>n</text:p>
          </table:table-cell>
          <table:table-cell table:style-name="ce5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en</text:p>
          </table:table-cell>
          <table:table-cell table:style-name="ce5" office:value-type="string">
            <text:p>en2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/>
          <table:table-cell office:value-type="string">
            <text:p>i</text:p>
          </table:table-cell>
          <table:table-cell table:style-name="ce5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t</text:p>
          </table:table-cell>
          <table:table-cell table:style-name="ce5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us</text:p>
          </table:table-cell>
          <table:table-cell office:value-type="string">
            <text:p>nul</text:p>
          </table:table-cell>
          <table:table-cell table:style-name="ce5"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umis</text:p>
          </table:table-cell>
          <table:table-cell office:value-type="string">
            <text:p>maumetre</text:p>
          </table:table-cell>
          <table:table-cell table:style-name="ce5"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 table:style-name="ce4"/>
          <table:table-cell office:value-type="string">
            <text:p>emperé</text:p>
          </table:table-cell>
          <table:table-cell office:value-type="string">
            <text:p>emperer</text:p>
          </table:table-cell>
          <table:table-cell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style-name="ce5" office:value-type="string">
            <text:p>le</text:p>
          </table:table-cell>
          <table:table-cell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c</text:p>
          </table:table-cell>
          <table:table-cell table:style-name="ce5" office:value-type="string">
            <text:p>sanc</text:p>
          </table:table-cell>
          <table:table-cell table:style-name="ce5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5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>
            <text:p>foison</text:p>
          </table:table-cell>
          <table:table-cell table:style-name="ce5"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table:style-name="ce5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st</text:p>
          </table:table-cell>
          <table:table-cell table:number-columns-repeated="2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office:value-type="string">
            <text:p>hors </text:p>
          </table:table-cell>
          <table:table-cell table:style-name="ce5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u</text:p>
          </table:table-cell>
          <table:table-cell table:style-name="ce5" office:value-type="string">
            <text:p>de+le</text:p>
          </table:table-cell>
          <table:table-cell table:style-name="ce5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sté</text:p>
          </table:table-cell>
          <table:table-cell table:style-name="ce5" office:value-type="string">
            <text:p>costé</text:p>
          </table:table-cell>
          <table:table-cell table:style-name="ce5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ez</text:p>
          </table:table-cell>
          <table:table-cell office:value-type="string">
            <text:p>oïr</text:p>
          </table:table-cell>
          <table:table-cell table:style-name="ce5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ce5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ut</text:p>
          </table:table-cell>
          <table:table-cell table:style-name="ce5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rant</text:p>
          </table:table-cell>
          <table:table-cell table:style-name="ce5" office:value-type="string">
            <text:p>grant</text:p>
          </table:table-cell>
          <table:table-cell table:style-name="ce5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fierté</text:p>
          </table:table-cell>
          <table:table-cell table:style-name="ce5"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table:style-name="ce5" office:value-type="string">
            <text:p>vers2</text:p>
          </table:table-cell>
          <table:table-cell table:style-name="ce5"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iel</text:p>
          </table:table-cell>
          <table:table-cell table:number-columns-repeated="2" table:style-name="ce5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gardé</text:p>
          </table:table-cell>
          <table:table-cell table:number-columns-repeated="2" table:style-name="ce5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amedex</text:p>
          </table:table-cell>
          <table:table-cell office:value-type="string">
            <text:p>damnedeu</text:p>
          </table:table-cell>
          <table:table-cell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table:number-columns-repeated="2" office:value-type="string">
            <text:p>membre</text:p>
          </table:table-cell>
          <table:table-cell table:style-name="ce5"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inite</text:p>
          </table:table-cell>
          <table:table-cell office:value-type="string">
            <text:p>trinité</text:p>
          </table:table-cell>
          <table:table-cell table:style-name="ce5"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u</text:p>
          </table:table-cell>
          <table:table-cell table:style-name="ce5" office:value-type="string">
            <text:p>de+le</text:p>
          </table:table-cell>
          <table:table-cell table:style-name="ce5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int</text:p>
          </table:table-cell>
          <table:table-cell office:value-type="string">
            <text:p>saint1</text:p>
          </table:table-cell>
          <table:table-cell table:style-name="ce5"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sperit</text:p>
          </table:table-cell>
          <table:table-cell office:value-type="string">
            <text:p>esperit</text:p>
          </table:table-cell>
          <table:table-cell table:style-name="ce5"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cors</text:p>
          </table:table-cell>
          <table:table-cell table:style-name="ce5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umé</text:p>
          </table:table-cell>
          <table:table-cell office:value-type="string">
            <text:p>alumer</text:p>
          </table:table-cell>
          <table:table-cell table:style-name="ce5"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</text:p>
          </table:table-cell>
          <table:table-cell table:style-name="ce5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pela</text:p>
          </table:table-cell>
          <table:table-cell table:style-name="ce5" office:value-type="string">
            <text:p>apeler</text:p>
          </table:table-cell>
          <table:table-cell table:style-name="ce5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erci</text:p>
          </table:table-cell>
          <table:table-cell office:value-type="string">
            <text:p>merci </text:p>
          </table:table-cell>
          <table:table-cell table:style-name="ce5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style-name="ce5" office:value-type="string">
            <text:p>il</text:p>
          </table:table-cell>
          <table:table-cell table:style-name="ce5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rié</text:p>
          </table:table-cell>
          <table:table-cell office:value-type="string">
            <text:p>crïer</text:p>
          </table:table-cell>
          <table:table-cell table:style-name="ce5"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ntix</text:p>
          </table:table-cell>
          <table:table-cell table:number-columns-repeated="2" table:style-name="ce5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5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onhiere</text:p>
          </table:table-cell>
          <table:table-cell office:value-type="string">
            <text:p>bonëur</text:p>
          </table:table-cell>
          <table:table-cell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3">
          <table:table-cell/>
          <table:table-cell office:value-type="string">
            <text:p>ne</text:p>
          </table:table-cell>
          <table:table-cell table:style-name="ce5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</text:p>
          </table:table-cell>
          <table:table-cell table:number-columns-repeated="2" table:style-name="ce5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ocire</text:p>
          </table:table-cell>
          <table:table-cell table:style-name="ce5" office:value-type="string">
            <text:p>ocire</text:p>
          </table:table-cell>
          <table:table-cell table:style-name="ce5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r</text:p>
          </table:table-cell>
          <table:table-cell table:style-name="ce5" office:value-type="string">
            <text:p>por2</text:p>
          </table:table-cell>
          <table:table-cell table:style-name="ce5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é</text:p>
          </table:table-cell>
          <table:table-cell table:number-columns-repeated="2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ce5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>
            <text:p>men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eux lemmes : je + en2.</text:p>
          </table:table-cell>
        </table:table-row>
        <table:table-row table:style-name="ro3">
          <table:table-cell/>
          <table:table-cell office:value-type="string">
            <text:p>iroi</text:p>
          </table:table-cell>
          <table:table-cell office:value-type="string">
            <text:p>aler <text:s text:c="3"/></text:p>
          </table:table-cell>
          <table:table-cell table:style-name="ce5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Karles</text:p>
          </table:table-cell>
          <table:table-cell table:style-name="ce5" office:value-type="string">
            <text:p>ch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fort</text:p>
          </table:table-cell>
          <table:table-cell table:number-columns-repeated="2" table:style-name="ce5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coroné</text:p>
          </table:table-cell>
          <table:table-cell office:value-type="string">
            <text:p>coroner</text:p>
          </table:table-cell>
          <table:table-cell table:style-name="ce5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5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i</text:p>
          </table:table-cell>
          <table:table-cell office:value-type="string">
            <text:p>tu</text:p>
          </table:table-cell>
          <table:table-cell table:style-name="ce5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reanc</text:p>
          </table:table-cell>
          <table:table-cell office:value-type="string">
            <text:p>crëanter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bien</text:p>
          </table:table-cell>
          <table:table-cell table:style-name="ce5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5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or</text:p>
          </table:table-cell>
          <table:table-cell table:number-columns-repeated="2" table:style-name="ce5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</text:p>
          </table:table-cell>
          <table:table-cell office:value-type="string">
            <text:p>mon1</text:p>
          </table:table-cell>
          <table:table-cell table:style-name="ce5"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auté</text:p>
          </table:table-cell>
          <table:table-cell office:value-type="string">
            <text:p>lëauter</text:p>
          </table:table-cell>
          <table:table-cell table:style-name="ce5"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5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5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endroi</text:p>
          </table:table-cell>
          <table:table-cell table:number-columns-repeated="2" table:style-name="ce5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i</text:p>
          </table:table-cell>
          <table:table-cell office:value-type="string">
            <text:p>foi </text:p>
          </table:table-cell>
          <table:table-cell table:style-name="ce5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restienté</text:p>
          </table:table-cell>
          <table:table-cell table:style-name="ce5" office:value-type="string">
            <text:p>crestïenté</text:p>
          </table:table-cell>
          <table:table-cell table:style-name="ce5"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rendroi</text:p>
          </table:table-cell>
          <table:table-cell table:style-name="ce5" office:value-type="string">
            <text:p>rendr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rone</text:p>
          </table:table-cell>
          <table:table-cell office:value-type="string">
            <text:p>corone </text:p>
          </table:table-cell>
          <table:table-cell table:style-name="ce5"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sine</text:p>
          </table:table-cell>
          <table:table-cell table:number-columns-repeated="2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ouré</text:p>
          </table:table-cell>
          <table:table-cell table:number-columns-repeated="2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5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s</text:p>
          </table:table-cell>
          <table:table-cell table:number-columns-repeated="2" table:style-name="ce5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ves</text:p>
          </table:table-cell>
          <table:table-cell table:number-columns-repeated="2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liques</text:p>
          </table:table-cell>
          <table:table-cell office:value-type="string">
            <text:p>relique</text:p>
          </table:table-cell>
          <table:table-cell table:style-name="ce5"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</text:p>
          </table:table-cell>
          <table:table-cell table:style-name="ce5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</text:p>
          </table:table-cell>
          <table:table-cell table:style-name="ce5" office:value-type="string">
            <text:p>i2</text:p>
          </table:table-cell>
          <table:table-cell table:style-name="ce5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table:style-name="ce5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el</text:p>
          </table:table-cell>
          <table:table-cell table:number-columns-repeated="2" table:style-name="ce5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lanté</text:p>
          </table:table-cell>
          <table:table-cell table:style-name="ce5" office:value-type="string">
            <text:p>planter1</text:p>
          </table:table-cell>
          <table:table-cell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ce1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office:value-type="string">
            <text:p>priier</text:p>
          </table:table-cell>
          <table:table-cell office:value-type="string">
            <text:p>prendre|priier|pris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office:value-type="string">
            <text:p>chant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euré</text:p>
          </table:table-cell>
          <table:table-cell office:value-type="string">
            <text:p>hauberc</text:p>
          </table:table-cell>
          <table:table-cell office:value-type="string">
            <text:p>malëu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nte</text:p>
          </table:table-cell>
          <table:table-cell office:value-type="string">
            <text:p>conte1</text:p>
          </table:table-cell>
          <table:table-cell office:value-type="string">
            <text:p>hon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mien</text:p>
          </table:table-cell>
          <table:table-cell office:value-type="string">
            <text:p>mo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office:value-type="string">
            <text:p>ven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office:value-type="string">
            <text:p>estre1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office:value-type="string">
            <text:p>ferir</text:p>
          </table:table-cell>
          <table:table-cell office:value-type="string">
            <text:p>verit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bon</text:p>
          </table:table-cell>
          <table:table-cell office:value-type="string">
            <text:p>om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tié</text:p>
          </table:table-cell>
          <table:table-cell office:value-type="string">
            <text:p>cit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office:value-type="string">
            <text:p>garant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prové</text:p>
          </table:table-cell>
          <table:table-cell office:value-type="string">
            <text:p>repairier</text:p>
          </table:table-cell>
          <table:table-cell office:value-type="string">
            <text:p>reprov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</text:p>
          </table:table-cell>
          <table:table-cell office:value-type="string">
            <text:p>baron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sé</text:p>
          </table:table-cell>
          <table:table-cell office:value-type="string">
            <text:p>vers2</text:p>
          </table:table-cell>
          <table:table-cell office:value-type="string">
            <text:p>verser1|verser2</text:p>
          </table:table-cell>
          <table:table-cell office:value-type="string">
            <text:p>VERpp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tié</text:p>
          </table:table-cell>
          <table:table-cell office:value-type="string">
            <text:p>cit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office:value-type="string">
            <text:p>fluri</text:p>
          </table:table-cell>
          <table:table-cell office:value-type="string">
            <text:p>p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office:value-type="string">
            <text:p>soz</text:p>
          </table:table-cell>
          <table:table-cell office:value-type="string">
            <text:p>soz|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office:value-type="string">
            <text:p>fre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office:value-type="string">
            <text:p>rescosse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cele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office:value-type="string">
            <text:p>son4</text:p>
          </table:table-cell>
          <table:table-cell office:value-type="string">
            <text:p>soef|söef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aincue</text:p>
          </table:table-cell>
          <table:table-cell office:value-type="string">
            <text:p>laissier</text:p>
          </table:table-cell>
          <table:table-cell office:value-type="string">
            <text:p>vein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nez</text:p>
          </table:table-cell>
          <table:table-cell office:value-type="string">
            <text:p>batisier</text:p>
          </table:table-cell>
          <table:table-cell office:value-type="string">
            <text:p>afiner1|afin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prendre|pris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office:value-type="string">
            <text:p>estovoir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office:value-type="string">
            <text:p>devant</text:p>
          </table:table-cell>
          <table:table-cell office:value-type="string">
            <text:p>deve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office:value-type="string">
            <text:p>chaucier1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cele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office:value-type="string">
            <text:p>suen</text:p>
          </table:table-cell>
          <table:table-cell office:value-type="string">
            <text:p>söef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office:value-type="string">
            <text:p>boivre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office:value-type="string">
            <text:p>ploiier</text:p>
          </table:table-cell>
          <table:table-cell office:value-type="string">
            <text:p>blïau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office:value-type="string">
            <text:p>rendre</text:p>
          </table:table-cell>
          <table:table-cell office:value-type="string">
            <text:p>bend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ppe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ptizier</text:p>
          </table:table-cell>
          <table:table-cell office:value-type="string">
            <text:p>batisier</text:p>
          </table:table-cell>
          <table:table-cell office:value-type="string">
            <text:p>batis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office:value-type="string">
            <text:p>garant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provez</text:p>
          </table:table-cell>
          <table:table-cell office:value-type="string">
            <text:p>vëoir</text:p>
          </table:table-cell>
          <table:table-cell office:value-type="string">
            <text:p>reprov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estre1|savoir|s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nsez</text:p>
          </table:table-cell>
          <table:table-cell office:value-type="string">
            <text:p>penser</text:p>
          </table:table-cell>
          <table:table-cell office:value-type="string">
            <text:p>pens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giez</text:p>
          </table:table-cell>
          <table:table-cell office:value-type="string">
            <text:p>charle</text:p>
          </table:table-cell>
          <table:table-cell office:value-type="string">
            <text:p>char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office:value-type="string">
            <text:p>remüer</text:p>
          </table:table-cell>
          <table:table-cell office:value-type="string">
            <text:p>remü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office:value-type="string">
            <text:p>tervagant</text:p>
          </table:table-cell>
          <table:table-cell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office:value-type="string">
            <text:p>esgarder</text:p>
          </table:table-cell>
          <table:table-cell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office:value-type="string">
            <text:p>canque|cant2</text:p>
          </table:table-cell>
          <table:table-cell office:value-type="string">
            <text:p>adonc|adonque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s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is</text:p>
          </table:table-cell>
          <table:table-cell office:value-type="string">
            <text:p>avis</text:p>
          </table:table-cell>
          <table:table-cell office:value-type="string">
            <text:p>asseoir|assëoir|sedeir|se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cele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z</text:p>
          </table:table-cell>
          <table:table-cell office:value-type="string">
            <text:p>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office:value-type="string">
            <text:p>vëoir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conte1|conte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office:value-type="string">
            <text:p>sëureme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office:value-type="string">
            <text:p>comander</text:p>
          </table:table-cell>
          <table:table-cell office:value-type="string">
            <text:p>umelit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office:value-type="string">
            <text:p>gentil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ppe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estre1|savoir|s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vin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cuer1|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office:value-type="string">
            <text:p>priver</text:p>
          </table:table-cell>
          <table:table-cell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office:value-type="string">
            <text:p>aler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ui</text:p>
          </table:table-cell>
          <table:table-cell office:value-type="string">
            <text:p>&lt;unknown&gt;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stries</text:p>
          </table:table-cell>
          <table:table-cell office:value-type="string">
            <text:p>destrier1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office:value-type="string">
            <text:p>corir</text:p>
          </table:table-cell>
          <table:table-cell office:value-type="string">
            <text:p>corir|cu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office:value-type="string">
            <text:p>verité</text:p>
          </table:table-cell>
          <table:table-cell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lance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office:value-type="string">
            <text:p>arapat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office:value-type="string">
            <text:p>estrieu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4|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office:value-type="string">
            <text:p>remembr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ais</text:p>
          </table:table-cell>
          <table:table-cell office:value-type="string">
            <text:p>p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office:value-type="string">
            <text:p>dev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office:value-type="string">
            <text:p>fre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office:value-type="string">
            <text:p>häir</text:p>
          </table:table-cell>
          <table:table-cell office:value-type="string">
            <text:p>rame1|rame2|reime</text:p>
          </table:table-cell>
          <table:table-cell office:value-type="string">
            <text:p>VERin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office:value-type="string">
            <text:p>loge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office:value-type="string">
            <text:p>trois</text:p>
          </table:table-cell>
          <table:table-cell office:value-type="string">
            <text:p>tref1|tref2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office:value-type="string">
            <text:p>esgarder</text:p>
          </table:table-cell>
          <table:table-cell office:value-type="string">
            <text:p>emporter1|emporter2|importer1|import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office:value-type="string">
            <text:p>plesence</text:p>
          </table:table-cell>
          <table:table-cell office:value-type="string">
            <text:p>plo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ise</text:p>
          </table:table-cell>
          <table:table-cell office:value-type="string">
            <text:p>pöoir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office:value-type="string">
            <text:p>coper</text:p>
          </table:table-cell>
          <table:table-cell office:value-type="string">
            <text:p>&lt;nolem&gt;</text:p>
          </table:table-cell>
          <table:table-cell office:value-type="string">
            <text:p>VERppe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office:value-type="string">
            <text:p>arc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iiii.</text:p>
          </table:table-cell>
          <table:table-cell office:value-type="string">
            <text:p>catre</text:p>
          </table:table-cell>
          <table:table-cell office:value-type="string">
            <text:p>&lt;unknown&gt;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bon</text:p>
          </table:table-cell>
          <table:table-cell office:value-type="string">
            <text:p>om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office:value-type="string">
            <text:p>vëoir</text:p>
          </table:table-cell>
          <table:table-cell office:value-type="string">
            <text:p>vivre1|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office:value-type="string">
            <text:p>tu</text:p>
          </table:table-cell>
          <table:table-cell office:value-type="string">
            <text:p>te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office:value-type="string">
            <text:p>ton4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rra</text:p>
          </table:table-cell>
          <table:table-cell office:value-type="string">
            <text:p>estre1</text:p>
          </table:table-cell>
          <table:table-cell office:value-type="string">
            <text:p>sara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nchet</text:p>
          </table:table-cell>
          <table:table-cell office:value-type="string">
            <text:p>blanc</text:p>
          </table:table-cell>
          <table:table-cell office:value-type="string">
            <text:p>blanche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office:value-type="string">
            <text:p>alum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ide</text:p>
          </table:table-cell>
          <table:table-cell office:value-type="string">
            <text:p>mand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office:value-type="string">
            <text:p>joie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erserz</text:p>
          </table:table-cell>
          <table:table-cell office:value-type="string">
            <text:p>traverse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s</text:p>
          </table:table-cell>
          <table:table-cell office:value-type="string">
            <text:p>mon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argie</text:p>
          </table:table-cell>
          <table:table-cell office:value-type="string">
            <text:p>charle</text:p>
          </table:table-cell>
          <table:table-cell office:value-type="string">
            <text:p>char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|gard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office:value-type="string">
            <text:p>voiz</text:p>
          </table:table-cell>
          <table:table-cell office:value-type="string">
            <text:p>aler|vë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là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st</text:p>
          </table:table-cell>
          <table:table-cell office:value-type="string">
            <text:p>ce|cel|ci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office:value-type="string">
            <text:p>broigne</text:p>
          </table:table-cell>
          <table:table-cell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cel|cest</text:p>
          </table:table-cell>
          <table:table-cell office:value-type="string">
            <text:p>DETd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office:value-type="string">
            <text:p>fre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office:value-type="string">
            <text:p>lëauté</text:p>
          </table:table-cell>
          <table:table-cell office:value-type="string">
            <text:p>pla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issoi</text:p>
          </table:table-cell>
          <table:table-cell office:value-type="string">
            <text:p>laissier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ue</text:p>
          </table:table-cell>
          <table:table-cell office:value-type="string">
            <text:p>un</text:p>
          </table:table-cell>
          <table:table-cell office:value-type="string">
            <text:p>hugon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matin2|mat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l.m.</text:p>
          </table:table-cell>
          <table:table-cell office:value-type="string">
            <text:p>al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office:value-type="string">
            <text:p>arm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nostr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office:value-type="string">
            <text:p>faire|feire|fere</text:p>
          </table:table-cell>
          <table:table-cell office:value-type="string">
            <text:p>franc1|fr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office:value-type="string">
            <text:p>suen</text:p>
          </table:table-cell>
          <table:table-cell office:value-type="string">
            <text:p>son4|suen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office:value-type="string">
            <text:p>monter</text:p>
          </table:table-cell>
          <table:table-cell office:value-type="string">
            <text:p>bont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office:value-type="string">
            <text:p>aler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ent</text:p>
          </table:table-cell>
          <table:table-cell office:value-type="string">
            <text:p>comander</text:p>
          </table:table-cell>
          <table:table-cell office:value-type="string">
            <text:p>coment1|co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aper</text:p>
          </table:table-cell>
          <table:table-cell office:value-type="string">
            <text:p>eschever|eschiver</text:p>
          </table:table-cell>
          <table:table-cell office:value-type="string">
            <text:p>eschaper</text:p>
          </table:table-cell>
          <table:table-cell office:value-type="string">
            <text:p>VERin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office:value-type="string">
            <text:p>garder</text:p>
          </table:table-cell>
          <table:table-cell office:value-type="string">
            <text:p>car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office:value-type="string">
            <text:p>garant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office:value-type="string">
            <text:p>asseürer</text:p>
          </table:table-cell>
          <table:table-cell office:value-type="string">
            <text:p>assalir|saill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ute</text:p>
          </table:table-cell>
          <table:table-cell office:value-type="string">
            <text:p>p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gent1|gi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office:value-type="string">
            <text:p>desque</text:p>
          </table:table-cell>
          <table:table-cell office:value-type="string">
            <text:p>desve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office:value-type="string">
            <text:p>comparer2</text:p>
          </table:table-cell>
          <table:table-cell office:value-type="string">
            <text:p>faire|forfa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office:value-type="string">
            <text:p>on</text:p>
          </table:table-cell>
          <table:table-cell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office:value-type="string">
            <text:p>par</text:p>
          </table:table-cell>
          <table:table-cell office:value-type="string">
            <text:p>parer1|parer2|par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esprendre2</text:p>
          </table:table-cell>
          <table:table-cell office:value-type="string">
            <text:p>amiral|amira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office:value-type="string">
            <text:p>galdin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office:value-type="string">
            <text:p>autre</text:p>
          </table:table-cell>
          <table:table-cell office:value-type="string">
            <text:p>aigre1|aigre2|aig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office:value-type="string">
            <text:p>tyr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&lt;unknown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office:value-type="string">
            <text:p>mestier</text:p>
          </table:table-cell>
          <table:table-cell office:value-type="string">
            <text:p>me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a</text:p>
          </table:table-cell>
          <table:table-cell office:value-type="string">
            <text:p>jus1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office:value-type="string">
            <text:p>jeter</text:p>
          </table:table-cell>
          <table:table-cell office:value-type="string">
            <text:p>&lt;nolem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lpin</text:p>
          </table:table-cell>
          <table:table-cell office:value-type="string">
            <text:p>balsan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mirant</text:p>
          </table:table-cell>
          <table:table-cell office:value-type="string">
            <text:p>jazerenc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office:value-type="string">
            <text:p>mellee</text:p>
          </table:table-cell>
          <table:table-cell office:value-type="string">
            <text:p>mesl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office:value-type="string">
            <text:p>adober</text:p>
          </table:table-cell>
          <table:table-cell office:value-type="string">
            <text:p>avoiier|av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lori.</text:p>
          </table:table-cell>
          <table:table-cell office:value-type="string">
            <text:p>florir</text:p>
          </table:table-cell>
          <table:table-cell office:value-type="string">
            <text:p>flor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mblee</text:p>
          </table:table-cell>
          <table:table-cell office:value-type="string">
            <text:p>röeillier</text:p>
          </table:table-cell>
          <table:table-cell office:value-type="string">
            <text:p>embla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ent</text:p>
          </table:table-cell>
          <table:table-cell office:value-type="string">
            <text:p>traire</text:p>
          </table:table-cell>
          <table:table-cell office:value-type="string">
            <text:p>arer|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nos1|nos|noz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office:value-type="string">
            <text:p>doze</text:p>
          </table:table-cell>
          <table:table-cell office:value-type="string">
            <text:p>duree</text:p>
          </table:table-cell>
          <table:table-cell office:value-type="string">
            <text:p>VERin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office:value-type="string">
            <text:p>baillie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|que1|que2|que3|que4|que|soi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office:value-type="string">
            <text:p>verité</text:p>
          </table:table-cell>
          <table:table-cell office:value-type="string">
            <text:p>veri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office:value-type="string">
            <text:p>prover</text:p>
          </table:table-cell>
          <table:table-cell office:value-type="string">
            <text:p>p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bon</text:p>
          </table:table-cell>
          <table:table-cell office:value-type="string">
            <text:p>mon1|m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or1|or2|or3|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office:value-type="string">
            <text:p>ton4</text:p>
          </table:table-cell>
          <table:table-cell office:value-type="string">
            <text:p>tu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meree</text:p>
          </table:table-cell>
          <table:table-cell office:value-type="string">
            <text:p>asseürer</text:p>
          </table:table-cell>
          <table:table-cell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ient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office:value-type="string">
            <text:p>heaume</text:p>
          </table:table-cell>
          <table:table-cell office:value-type="string">
            <text:p>afam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seignor|sir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il</text:p>
          </table:table-cell>
          <table:table-cell office:value-type="string">
            <text:p>ce1|c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office:value-type="string">
            <text:p>degré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ncois</text:p>
          </table:table-cell>
          <table:table-cell office:value-type="string">
            <text:p>ainc|ainz</text:p>
          </table:table-cell>
          <table:table-cell office:value-type="string">
            <text:p>ainçois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office:value-type="string">
            <text:p>pome</text:p>
          </table:table-cell>
          <table:table-cell office:value-type="string">
            <text:p>aube2|aube3|aube4|aube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office:value-type="string">
            <text:p>per</text:p>
          </table:table-cell>
          <table:table-cell office:value-type="string">
            <text:p>paire|pere1|pie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office:value-type="string">
            <text:p>oste</text:p>
          </table:table-cell>
          <table:table-cell office:value-type="string">
            <text:p>rosee1|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re</text:p>
          </table:table-cell>
          <table:table-cell office:value-type="string">
            <text:p>ardre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ame</text:p>
          </table:table-cell>
          <table:table-cell office:value-type="string">
            <text:p>amer1</text:p>
          </table:table-cell>
          <table:table-cell office:value-type="string">
            <text:p>dam|dame|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office:value-type="string">
            <text:p>povre</text:p>
          </table:table-cell>
          <table:table-cell office:value-type="string">
            <text:p>liv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alemant</text:p>
          </table:table-cell>
          <table:table-cell office:value-type="string">
            <text:p>amiral|amira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joie</text:p>
          </table:table-cell>
          <table:table-cell office:value-type="string">
            <text:p>joie|joïe1|joï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enee</text:p>
          </table:table-cell>
          <table:table-cell office:value-type="string">
            <text:p>depecier</text:p>
          </table:table-cell>
          <table:table-cell office:value-type="string">
            <text:p>dem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office:value-type="string">
            <text:p>aler|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office:value-type="string">
            <text:p>demain</text:p>
          </table:table-cell>
          <table:table-cell office:value-type="string">
            <text:p>decl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office:value-type="string">
            <text:p>tyre</text:p>
          </table:table-cell>
          <table:table-cell office:value-type="string">
            <text:p>torn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office:value-type="string">
            <text:p>degré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office:value-type="string">
            <text:p>roche3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ssez</text:p>
          </table:table-cell>
          <table:table-cell office:value-type="string">
            <text:p>estre1</text:p>
          </table:table-cell>
          <table:table-cell office:value-type="string">
            <text:p>foss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office:value-type="string">
            <text:p>espiet</text:p>
          </table:table-cell>
          <table:table-cell office:value-type="string">
            <text:p>iss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office:value-type="string">
            <text:p>arapat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office:value-type="string">
            <text:p>aler|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tor5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tost1|tost|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pee</text:p>
          </table:table-cell>
          <table:table-cell office:value-type="string">
            <text:p>rali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office:value-type="string">
            <text:p>esperon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a</text:p>
          </table:table-cell>
          <table:table-cell office:value-type="string">
            <text:p>ne1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esne</text:p>
          </table:table-cell>
          <table:table-cell office:value-type="string">
            <text:p>jhesu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rest</text:p>
          </table:table-cell>
          <table:table-cell office:value-type="string">
            <text:p>doner</text:p>
          </table:table-cell>
          <table:table-cell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e</text:p>
          </table:table-cell>
          <table:table-cell office:value-type="string">
            <text:p>espee</text:p>
          </table:table-cell>
          <table:table-cell office:value-type="string">
            <text:p>ra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iement</text:p>
          </table:table-cell>
          <table:table-cell office:value-type="string">
            <text:p>oignement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office:value-type="string">
            <text:p>sele</text:p>
          </table:table-cell>
          <table:table-cell office:value-type="string">
            <text:p>celer2|c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tost1|tost|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vint</text:p>
          </table:table-cell>
          <table:table-cell office:value-type="string">
            <text:p>venir|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office:value-type="string">
            <text:p>chemin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office:value-type="string">
            <text:p>chastel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prendre|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office:value-type="string">
            <text:p>feu|fief|f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office:value-type="string">
            <text:p>flamme</text:p>
          </table:table-cell>
          <table:table-cell office:value-type="string">
            <text:p>alu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vint</text:p>
          </table:table-cell>
          <table:table-cell office:value-type="string">
            <text:p>venir|vo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office:value-type="string">
            <text:p>où</text:p>
          </table:table-cell>
          <table:table-cell office:value-type="string">
            <text:p>uis|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office:value-type="string">
            <text:p>charle</text:p>
          </table:table-cell>
          <table:table-cell office:value-type="string">
            <text:p>charme1|charme2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office:value-type="string">
            <text:p>hanste</text:p>
          </table:table-cell>
          <table:table-cell office:value-type="string">
            <text:p>tantos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office:value-type="string">
            <text:p>reclamer</text:p>
          </table:table-cell>
          <table:table-cell office:value-type="string">
            <text:p>desfer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&lt;unknown&gt;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office:value-type="string">
            <text:p>aler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office:value-type="string">
            <text:p>forment</text:p>
          </table:table-cell>
          <table:table-cell office:value-type="string">
            <text:p>dorm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office:value-type="string">
            <text:p>sele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office:value-type="string">
            <text:p>häir</text:p>
          </table:table-cell>
          <table:table-cell office:value-type="string">
            <text:p>pav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a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gent1|gi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office:value-type="string">
            <text:p>rosette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sveillassent</text:p>
          </table:table-cell>
          <table:table-cell office:value-type="string">
            <text:p>soi1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4|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office:value-type="string">
            <text:p>complie</text:p>
          </table:table-cell>
          <table:table-cell office:value-type="string">
            <text:p>comble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guion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office:value-type="string">
            <text:p>borguignon</text:p>
          </table:table-cell>
          <table:table-cell office:value-type="string">
            <text:p>bo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office:value-type="string">
            <text:p>chief1</text:p>
          </table:table-cell>
          <table:table-cell office:value-type="string">
            <text:p>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office:value-type="string">
            <text:p>meillor</text:p>
          </table:table-cell>
          <table:table-cell office:value-type="string">
            <text:p>men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office:value-type="string">
            <text:p>denier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office:value-type="string">
            <text:p>sele</text:p>
          </table:table-cell>
          <table:table-cell office:value-type="string">
            <text:p>sa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office:value-type="string">
            <text:p>ven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st</text:p>
          </table:table-cell>
          <table:table-cell office:value-type="string">
            <text:p>os2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mblee</text:p>
          </table:table-cell>
          <table:table-cell office:value-type="string">
            <text:p>acoillir</text:p>
          </table:table-cell>
          <table:table-cell office:value-type="string">
            <text:p>assemble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office:value-type="string">
            <text:p>congié</text:p>
          </table:table-cell>
          <table:table-cell office:value-type="string">
            <text:p>lo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moree</text:p>
          </table:table-cell>
          <table:table-cell office:value-type="string">
            <text:p>depecier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t</text:p>
          </table:table-cell>
          <table:table-cell office:value-type="string">
            <text:p>uit</text:p>
          </table:table-cell>
          <table:table-cell office:value-type="string">
            <text:p>lit1|lit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que1|que2|que3|que4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office:value-type="string">
            <text:p>bel|bel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office:value-type="string">
            <text:p>fé</text:p>
          </table:table-cell>
          <table:table-cell office:value-type="string">
            <text:p>fee1|fee2|foii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s</text:p>
          </table:table-cell>
          <table:table-cell office:value-type="string">
            <text:p>puis</text:p>
          </table:table-cell>
          <table:table-cell office:value-type="string">
            <text:p>querre</text:p>
          </table:table-cell>
          <table:table-cell office:value-type="string">
            <text:p>PROrel.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voit</text:p>
          </table:table-cell>
          <table:table-cell office:value-type="string">
            <text:p>lacier</text:p>
          </table:table-cell>
          <table:table-cell office:value-type="string">
            <text:p>lav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vee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office:value-type="string">
            <text:p>doner</text:p>
          </table:table-cell>
          <table:table-cell office:value-type="string">
            <text:p>d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que1|que2|que3|que4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office:value-type="string">
            <text:p>bel|bel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office:value-type="string">
            <text:p>fé</text:p>
          </table:table-cell>
          <table:table-cell office:value-type="string">
            <text:p>fee1|fee2|foii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sir</text:p>
          </table:table-cell>
          <table:table-cell office:value-type="string">
            <text:p>pese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office:value-type="string">
            <text:p>forment|fort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office:value-type="string">
            <text:p>ardre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office:value-type="string">
            <text:p>li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office:value-type="string">
            <text:p>maison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e</text:p>
          </table:table-cell>
          <table:table-cell office:value-type="string">
            <text:p>que1|que4</text:p>
          </table:table-cell>
          <table:table-cell office:value-type="string">
            <text:p>nuit|nü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veille</text:p>
          </table:table-cell>
          <table:table-cell office:value-type="string">
            <text:p>resembl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u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inte</text:p>
          </table:table-cell>
          <table:table-cell table:number-columns-repeated="2" office:value-type="string">
            <text:p>sai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office:value-type="string">
            <text:p>dam|dame|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office:value-type="string">
            <text:p>reiner</text:p>
          </table:table-cell>
          <table:table-cell office:value-type="string">
            <text:p>regne|rein|röine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office:value-type="string">
            <text:p>corage</text:p>
          </table:table-cell>
          <table:table-cell office:value-type="string">
            <text:p>cor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os</text:p>
          </table:table-cell>
          <table:table-cell office:value-type="string">
            <text:p>d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office:value-type="string">
            <text:p>en1+le</text:p>
          </table:table-cell>
          <table:table-cell office:value-type="string">
            <text:p>ele|il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office:value-type="string">
            <text:p>faire|feire|fere</text:p>
          </table:table-cell>
          <table:table-cell office:value-type="string">
            <text:p>fa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ngue</text:p>
          </table:table-cell>
          <table:table-cell office:value-type="string">
            <text:p>cengle</text:p>
          </table:table-cell>
          <table:table-cell office:value-type="string">
            <text:p>lonc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e</text:p>
          </table:table-cell>
          <table:table-cell office:value-type="string">
            <text:p>espee</text:p>
          </table:table-cell>
          <table:table-cell office:value-type="string">
            <text:p>est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sez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office:value-type="string">
            <text:p>adober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cune</text:p>
          </table:table-cell>
          <table:table-cell office:value-type="string">
            <text:p>chemin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office:value-type="string">
            <text:p>esclavonie</text:p>
          </table:table-cell>
          <table:table-cell office:value-type="string">
            <text:p>eschevel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office:value-type="string">
            <text:p>fu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office:value-type="string">
            <text:p>pens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&lt;unknown&gt;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office:value-type="string">
            <text:p>guiier</text:p>
          </table:table-cell>
          <table:table-cell office:value-type="string">
            <text:p>foye|fui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office:value-type="string">
            <text:p>tyre</text:p>
          </table:table-cell>
          <table:table-cell office:value-type="string">
            <text:p>torn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office:value-type="string">
            <text:p>empen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DETpo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scient</text:p>
          </table:table-cell>
          <table:table-cell office:value-type="string">
            <text:p>escïent</text:p>
          </table:table-cell>
          <table:table-cell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office:value-type="string">
            <text:p>fust1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gondee</text:p>
          </table:table-cell>
          <table:table-cell office:value-type="string">
            <text:p>vergoigne</text:p>
          </table:table-cell>
          <table:table-cell office:value-type="string">
            <text:p>vergond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office:value-type="string">
            <text:p>il</text:p>
          </table:table-cell>
          <table:table-cell office:value-type="string">
            <text:p>gui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office:value-type="string">
            <text:p>borguignon</text:p>
          </table:table-cell>
          <table:table-cell office:value-type="string">
            <text:p>bo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office:value-type="string">
            <text:p>voiz</text:p>
          </table:table-cell>
          <table:table-cell office:value-type="string">
            <text:p>n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office:value-type="string">
            <text:p>encontr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corir|corre|courir|cu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office:value-type="string">
            <text:p>mençogn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office:value-type="string">
            <text:p>devenir</text:p>
          </table:table-cell>
          <table:table-cell office:value-type="string">
            <text:p>t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sele</text:p>
          </table:table-cell>
          <table:table-cell office:value-type="string">
            <text:p>bel|bele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e2</text:p>
          </table:table-cell>
          <table:table-cell office:value-type="string">
            <text:p>naistre|nasquir|nier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office:value-type="string">
            <text:p>avoir</text:p>
          </table:table-cell>
          <table:table-cell office:value-type="string">
            <text:p>avoir|de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office:value-type="string">
            <text:p>uit</text:p>
          </table:table-cell>
          <table:table-cell office:value-type="string">
            <text:p>lit1|lit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salir2|sauter|sauver|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ee</text:p>
          </table:table-cell>
          <table:table-cell office:value-type="string">
            <text:p>voler</text:p>
          </table:table-cell>
          <table:table-cell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office:value-type="string">
            <text:p>faire|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office:value-type="string">
            <text:p>batisier</text:p>
          </table:table-cell>
          <table:table-cell office:value-type="string">
            <text:p>moitie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office:value-type="string">
            <text:p>espee</text:p>
          </table:table-cell>
          <table:table-cell office:value-type="string">
            <text:p>coper|couper2|ç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office:value-type="string">
            <text:p>aronde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3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office:value-type="string">
            <text:p>avant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ublee</text:p>
          </table:table-cell>
          <table:table-cell office:value-type="string">
            <text:p>adob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encu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office:value-type="string">
            <text:p>en2</text:p>
          </table:table-cell>
          <table:table-cell office:value-type="string">
            <text:p>encantement|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office:value-type="string">
            <text:p>devoir</text:p>
          </table:table-cell>
          <table:table-cell office:value-type="string">
            <text:p>deden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office:value-type="string">
            <text:p>espee</text:p>
          </table:table-cell>
          <table:table-cell office:value-type="string">
            <text:p>dure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office:value-type="string">
            <text:p>donne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office:value-type="string">
            <text:p>vaillan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office:value-type="string">
            <text:p>conte1|conte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office:value-type="string">
            <text:p>näif</text:p>
          </table:table-cell>
          <table:table-cell office:value-type="string">
            <text:p>sau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ges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office:value-type="string">
            <text:p>il|lor2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office:value-type="string">
            <text:p>plac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office:value-type="string">
            <text:p>conte1</text:p>
          </table:table-cell>
          <table:table-cell office:value-type="string">
            <text:p>co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avoir|devoir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office:value-type="string">
            <text:p>get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office:value-type="string">
            <text:p>par</text:p>
          </table:table-cell>
          <table:table-cell office:value-type="string">
            <text:p>parmi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office:value-type="string">
            <text:p>roche3</text:p>
          </table:table-cell>
          <table:table-cell office:value-type="string">
            <text:p>priv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denz</text:p>
          </table:table-cell>
          <table:table-cell office:value-type="string">
            <text:p>dalez</text:p>
          </table:table-cell>
          <table:table-cell office:value-type="string">
            <text:p>deden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office:value-type="string">
            <text:p>sele</text:p>
          </table:table-cell>
          <table:table-cell office:value-type="string">
            <text:p>sa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ce1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office:value-type="string">
            <text:p>doner</text:p>
          </table:table-cell>
          <table:table-cell office:value-type="string">
            <text:p>du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inee</text:p>
          </table:table-cell>
          <table:table-cell office:value-type="string">
            <text:p>destrier1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office:value-type="string">
            <text:p>arester</text:p>
          </table:table-cell>
          <table:table-cell office:value-type="string">
            <text:p>icest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office:value-type="string">
            <text:p>estre1</text:p>
          </table:table-cell>
          <table:table-cell office:value-type="string">
            <text:p>pert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toree</text:p>
          </table:table-cell>
          <table:table-cell office:value-type="string">
            <text:p>regarder</text:p>
          </table:table-cell>
          <table:table-cell office:value-type="string">
            <text:p>resto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office:value-type="string">
            <text:p>en1+le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number-columns-repeated="2" office:value-type="string">
            <text:p>val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4|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ainc|ainz</text:p>
          </table:table-cell>
          <table:table-cell office:value-type="string">
            <text:p>fin2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office:value-type="string">
            <text:p>issie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il|lor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office:value-type="string">
            <text:p>après</text:p>
          </table:table-cell>
          <table:table-cell office:value-type="string">
            <text:p>agre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en1+le|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office:value-type="string">
            <text:p>mangier</text:p>
          </table:table-cell>
          <table:table-cell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office:value-type="string">
            <text:p>ale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cier</text:p>
          </table:table-cell>
          <table:table-cell office:value-type="string">
            <text:p>couch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office:value-type="string">
            <text:p>monter</text:p>
          </table:table-cell>
          <table:table-cell office:value-type="string">
            <text:p>mant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manoir|metre|met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office:value-type="string">
            <text:p>estult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office:value-type="string">
            <text:p>atochier</text:p>
          </table:table-cell>
          <table:table-cell office:value-type="string">
            <text:p>&lt;nolem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office:value-type="string">
            <text:p>novele</text:p>
          </table:table-cell>
          <table:table-cell office:value-type="string">
            <text:p>nobí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uautez</text:p>
          </table:table-cell>
          <table:table-cell office:value-type="string">
            <text:p>argen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&lt;unknown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office:value-type="string">
            <text:p>prendre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office:value-type="string">
            <text:p>ci</text:p>
          </table:table-cell>
          <table:table-cell office:value-type="string">
            <text:p>j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aiez</text:p>
          </table:table-cell>
          <table:table-cell office:value-type="string">
            <text:p>onor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office:value-type="string">
            <text:p>vivre</text:p>
          </table:table-cell>
          <table:table-cell office:value-type="string">
            <text:p>vassa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office:value-type="string">
            <text:p>ainc|ainz</text:p>
          </table:table-cell>
          <table:table-cell office:value-type="string">
            <text:p>f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office:value-type="string">
            <text:p>more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office:value-type="string">
            <text:p>prometre</text:p>
          </table:table-cell>
          <table:table-cell office:value-type="string">
            <text:p>pri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office:value-type="string">
            <text:p>avoi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office:value-type="string">
            <text:p>corage</text:p>
          </table:table-cell>
          <table:table-cell office:value-type="string">
            <text:p>coroner|couron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e</text:p>
          </table:table-cell>
          <table:table-cell office:value-type="string">
            <text:p>voiz</text:p>
          </table:table-cell>
          <table:table-cell office:value-type="string">
            <text:p>voi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office:value-type="string">
            <text:p>user</text:p>
          </table:table-cell>
          <table:table-cell office:value-type="string">
            <text:p>asse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office:value-type="string">
            <text:p>croiz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office:value-type="string">
            <text:p>dessevrer</text:p>
          </table:table-cell>
          <table:table-cell office:value-type="string">
            <text:p>&lt;unknown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escout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office:value-type="string">
            <text:p>destroit</text:p>
          </table:table-cell>
          <table:table-cell office:value-type="string">
            <text:p>demour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s</text:p>
          </table:table-cell>
          <table:table-cell office:value-type="string">
            <text:p>qui+il</text:p>
          </table:table-cell>
          <table:table-cell office:value-type="string">
            <text:p>ris1|ris2|ris3|roi3</text:p>
          </table:table-cell>
          <table:table-cell office:value-type="string">
            <text:p>PROrel.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office:value-type="string">
            <text:p>lev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el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1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office:value-type="string">
            <text:p>adober</text:p>
          </table:table-cell>
          <table:table-cell office:value-type="string">
            <text:p>adurer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girard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avoir|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office:value-type="string">
            <text:p>ajutez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ce1</text:p>
          </table:table-cell>
          <table:table-cell office:value-type="string">
            <text:p>dont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office:value-type="string">
            <text:p>corir</text:p>
          </table:table-cell>
          <table:table-cell office:value-type="string">
            <text:p>cure|cu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estre1|savoir|s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atoch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office:value-type="string">
            <text:p>prestre</text:p>
          </table:table-cell>
          <table:table-cell office:value-type="string">
            <text:p>apostl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ert</text:p>
          </table:table-cell>
          <table:table-cell office:value-type="string">
            <text:p>cuidier1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office:value-type="string">
            <text:p>atempr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roi</text:p>
          </table:table-cell>
          <table:table-cell office:value-type="string">
            <text:p>croiz</text:p>
          </table:table-cell>
          <table:table-cell office:value-type="string">
            <text:p>aler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1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office:value-type="string">
            <text:p>ocire</text:p>
          </table:table-cell>
          <table:table-cell office:value-type="string">
            <text:p>griès2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office:value-type="string">
            <text:p>aler</text:p>
          </table:table-cell>
          <table:table-cell office:value-type="string">
            <text:p>aler|iraistre|ir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office:value-type="string">
            <text:p>avoir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office:value-type="string">
            <text:p>respondre1|respondre|respundre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office:value-type="string">
            <text:p>devoir|os3|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rez</text:p>
          </table:table-cell>
          <table:table-cell office:value-type="string">
            <text:p>doré</text:p>
          </table:table-cell>
          <table:table-cell office:value-type="string">
            <text:p>pö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mien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office:value-type="string">
            <text:p>poi</text:p>
          </table:table-cell>
          <table:table-cell office:value-type="string">
            <text:p>foi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office:value-type="string">
            <text:p>sachier2</text:p>
          </table:table-cell>
          <table:table-cell office:value-type="string">
            <text:p>savoi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tez</text:p>
          </table:table-cell>
          <table:table-cell office:value-type="string">
            <text:p>vëoir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e1|ore2|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office:value-type="string">
            <text:p>joste2</text:p>
          </table:table-cell>
          <table:table-cell office:value-type="string">
            <text:p>joste2|jos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co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en1+le|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esprendre2</text:p>
          </table:table-cell>
          <table:table-cell office:value-type="string">
            <text:p>amiral|amir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poi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office:value-type="string">
            <text:p>prendre</text:p>
          </table:table-cell>
          <table:table-cell office:value-type="string">
            <text:p>pris1|pris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idement</text:p>
          </table:table-cell>
          <table:table-cell office:value-type="string">
            <text:p>hardement</text:p>
          </table:table-cell>
          <table:table-cell office:value-type="string">
            <text:p>lai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ilez</text:p>
          </table:table-cell>
          <table:table-cell office:value-type="string">
            <text:p>avoir</text:p>
          </table:table-cell>
          <table:table-cell office:value-type="string">
            <text:p>aviler|av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ie</text:p>
          </table:table-cell>
          <table:table-cell office:value-type="string">
            <text:p>guiier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med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ndroit</text:p>
          </table:table-cell>
          <table:table-cell office:value-type="string">
            <text:p>prendre</text:p>
          </table:table-cell>
          <table:table-cell office:value-type="string">
            <text:p>orendroit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o3|où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lez</text:p>
          </table:table-cell>
          <table:table-cell office:value-type="string">
            <text:p>croler</text:p>
          </table:table-cell>
          <table:table-cell office:value-type="string">
            <text:p>pomel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</text:p>
          </table:table-cell>
          <table:table-cell office:value-type="string">
            <text:p>arc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office:value-type="string">
            <text:p>coup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b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office:value-type="string">
            <text:p>cité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er</text:p>
          </table:table-cell>
          <table:table-cell office:value-type="string">
            <text:p>chief1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office:value-type="string">
            <text:p>pré</text:p>
          </table:table-cell>
          <table:table-cell office:value-type="string">
            <text:p>gre|gré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ais</text:p>
          </table:table-cell>
          <table:table-cell office:value-type="string">
            <text:p>pui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ez</text:p>
          </table:table-cell>
          <table:table-cell office:value-type="string">
            <text:p>tüer</text:p>
          </table:table-cell>
          <table:table-cell office:value-type="string">
            <text:p>trait|tref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tiez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office:value-type="string">
            <text:p>deus</text:p>
          </table:table-cell>
          <table:table-cell office:value-type="string">
            <text:p>ous2|vos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office:value-type="string">
            <text:p>voloir</text:p>
          </table:table-cell>
          <table:table-cell office:value-type="string">
            <text:p>veillier2|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destrier1|destr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droiz</text:p>
          </table:table-cell>
          <table:table-cell office:value-type="string">
            <text:p>vergoigne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office:value-type="string">
            <text:p>teste|texte|tist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s</text:p>
          </table:table-cell>
          <table:table-cell office:value-type="string">
            <text:p>vivre</text:p>
          </table:table-cell>
          <table:table-cell office:value-type="string">
            <text:p>vis|vi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ni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cel|cest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atre</text:p>
          </table:table-cell>
          <table:table-cell office:value-type="string">
            <text:p>comander</text:p>
          </table:table-cell>
          <table:table-cell office:value-type="string">
            <text:p>combatre|entre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office:value-type="string">
            <text:p>foiz</text:p>
          </table:table-cell>
          <table:table-cell office:value-type="string">
            <text:p>faire|fe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maho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office:value-type="string">
            <text:p>ton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amer</text:p>
          </table:table-cell>
          <table:table-cell office:value-type="string">
            <text:p>clamer</text:p>
          </table:table-cell>
          <table:table-cell office:value-type="string">
            <text:p>blasme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mie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roit</text:p>
          </table:table-cell>
          <table:table-cell table:number-columns-repeated="2" office:value-type="string">
            <text:p>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jamai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office:value-type="string">
            <text:p>avril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office:value-type="string">
            <text:p>nos1</text:p>
          </table:table-cell>
          <table:table-cell office:value-type="string">
            <text:p>nuir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ier</text:p>
          </table:table-cell>
          <table:table-cell office:value-type="string">
            <text:p>pom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oler1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&lt;nolem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n</text:p>
          </table:table-cell>
          <table:table-cell office:value-type="string">
            <text:p>donc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office:value-type="string">
            <text:p>ire</text:p>
          </table:table-cell>
          <table:table-cell office:value-type="string">
            <text:p>arer|es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aloir|veilli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ignor</text:p>
          </table:table-cell>
          <table:table-cell office:value-type="string">
            <text:p>arapater</text:p>
          </table:table-cell>
          <table:table-cell office:value-type="string">
            <text:p>graig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office:value-type="string">
            <text:p>destrier1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</text:p>
          </table:table-cell>
          <table:table-cell office:value-type="string">
            <text:p>son4</text:p>
          </table:table-cell>
          <table:table-cell office:value-type="string">
            <text:p>son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laiseras</text:p>
          </table:table-cell>
          <table:table-cell office:value-type="string">
            <text:p>eschever|eschiv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ant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office:value-type="string">
            <text:p>genestier</text:p>
          </table:table-cell>
          <table:table-cell office:value-type="string">
            <text:p>ran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ier</text:p>
          </table:table-cell>
          <table:table-cell office:value-type="string">
            <text:p>legier2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office:value-type="string">
            <text:p>or4</text:p>
          </table:table-cell>
          <table:table-cell office:value-type="string">
            <text:p>g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office:value-type="string">
            <text:p>verser1|vers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office:value-type="string">
            <text:p>p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office:value-type="string">
            <text:p>voiz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morir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office:value-type="string">
            <text:p>escu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office:value-type="string">
            <text:p>relever</text:p>
          </table:table-cell>
          <table:table-cell office:value-type="string">
            <text:p>&lt;nolem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office:value-type="string">
            <text:p>den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office:value-type="string">
            <text:p>löer1|löer2|löer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u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aler|for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ge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office:value-type="string">
            <text:p>esprover</text:p>
          </table:table-cell>
          <table:table-cell office:value-type="string">
            <text:p>aprover|espro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office:value-type="string">
            <text:p>&lt;unknown&gt;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ni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usez</text:p>
          </table:table-cell>
          <table:table-cell office:value-type="string">
            <text:p>repo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office:value-type="string">
            <text:p>gald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office:value-type="string">
            <text:p>pie</text:p>
          </table:table-cell>
          <table:table-cell office:value-type="string">
            <text:p>piec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ï</text:p>
          </table:table-cell>
          <table:table-cell office:value-type="string">
            <text:p>o4</text:p>
          </table:table-cell>
          <table:table-cell office:value-type="string">
            <text:p>ö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19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09T19:18:46.47</dc:date>
    <meta:editing-duration>P1DT3H38M27S</meta:editing-duration>
    <meta:editing-cycles>553</meta:editing-cycles>
    <meta:generator>OpenOffice/4.0.1$Win32 OpenOffice.org_project/401m5$Build-9714</meta:generator>
    <dc:creator>Lucence ING</dc:creator>
    <meta:document-statistic meta:table-count="2" meta:cell-count="15644" meta:object-count="0"/>
  </office:meta>
</office:document-meta>
</file>